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5a6aad" draw:textarea-horizontal-align="justify" draw:textarea-vertical-align="middle" draw:auto-grow-height="false" fo:min-height="8.95cm" fo:min-width="13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9cm" fo:min-width="5.819cm"/>
      <style:paragraph-properties style:writing-mode="lr-tb"/>
    </style:style>
    <style:style style:name="P1" style:family="paragraph">
      <loext:graphic-properties draw:fill-color="#5a6aad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44pt" fo:font-weight="bold" fo:background-color="transparent" style:font-size-asian="44pt" style:font-weight-asian="bold" style:font-size-complex="44pt" style:font-weight-complex="bold"/>
    </style:style>
    <style:style style:name="T1" style:family="text"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3cm" svg:height="9.2cm" svg:x="2.8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012cm" svg:height="2.499cm" svg:x="6.031cm" svg:y="5.701cm">
          <draw:text-box>
            <text:p><text:span text:style-name="T1">JFXCh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0T09:32:16.224000000</meta:creation-date>
    <dc:date>2023-10-02T16:13:12.723000000</dc:date>
    <meta:editing-duration>PT7M26S</meta:editing-duration>
    <meta:editing-cycles>6</meta:editing-cycles>
    <meta:generator>LibreOffice/7.5.5.2$Windows_X86_64 LibreOffice_project/ca8fe7424262805f223b9a2334bc7181abbcbf5e</meta:generator>
    <meta:document-statistic meta:object-count="2"/>
  </office:meta>
</office:document-meta>
</file>